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middle" draw:auto-grow-height="false" fo:min-height="1.973cm" fo:min-width="5.8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7d1d5"/>
      <style:paragraph-properties fo:text-align="center" style:writing-mode="lr-tb"/>
      <style:text-properties fo:font-weight="bold"/>
    </style:style>
    <style:style style:name="P3" style:family="paragraph">
      <loext:graphic-properties draw:fill-color="#dee6ef"/>
      <style:paragraph-properties fo:text-align="center" style:writing-mode="lr-tb"/>
      <style:text-properties fo:font-weight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223cm" svg:x="6.715cm" svg:y="2.587cm">
          <text:p text:style-name="P1">1 - mas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1.905cm" svg:x="2.27cm" svg:y="7.667cm">
          <text:p text:style-name="P1">1 - Work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1.905cm" svg:x="7.985cm" svg:y="7.667cm">
          <text:p text:style-name="P1">1 - Worker 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45cm" svg:height="1.905cm" svg:x="14.017cm" svg:y="7.667cm">
          <text:p text:style-name="P1">1- Worker 3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741cm" svg:height="0.962cm" svg:x="3.74cm" svg:y="11.312cm">
          <draw:text-box>
            <text:p text:style-name="P4">Step-1: we need master and few worke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20:24:21.403067965</meta:creation-date>
    <dc:date>2021-09-12T20:34:48.345627612</dc:date>
    <meta:editing-duration>PT5M32S</meta:editing-duration>
    <meta:editing-cycles>3</meta:editing-cycles>
    <meta:generator>LibreOffice/7.1.5.2$Linux_X86_64 LibreOffice_project/10$Build-2</meta:generator>
    <meta:document-statistic meta:object-count="5"/>
  </office:meta>
</office:document-meta>
</file>